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432000000D8B6879C45.svm" manifest:media-type=""/>
  <manifest:file-entry manifest:full-path="Pictures/2000000100000146000000D81E6D9209.svm" manifest:media-type=""/>
  <manifest:file-entry manifest:full-path="Pictures/200000010000077E000000D8DB81E46B.svm" manifest:media-type=""/>
  <manifest:file-entry manifest:full-path="Pictures/2000000100000782000000D8E5938340.svm" manifest:media-type=""/>
  <manifest:file-entry manifest:full-path="Pictures/20000002000000B4000000BB2344CDE5.eps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442000000D8468E27D1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v_k=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v_n=v_k=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v_o=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v_o=v_n=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177cm" svg:height="3.301cm" svg:x="0.722cm" svg:y="0.285cm">
          <draw:image xlink:href="Pictures/20000002000000B4000000BB2344CDE5.eps" xlink:type="simple" xlink:show="embed" xlink:actuate="onLoad">
            <text:p/>
          </draw:image>
        </draw:frame>
        <draw:frame draw:style-name="gr2" draw:text-style-name="P1" draw:layer="layout" svg:width="0.391cm" svg:height="0.301cm" svg:x="0.38cm" svg:y="2.4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42cm" svg:height="0.301cm" svg:x="1.179cm" svg:y="1.586cm">
          <draw:image xlink:href="Pictures/200000010000012D000000D8F4A9CB9C.svm" xlink:type="simple" xlink:show="embed" xlink:actuate="onLoad">
            <text:p/>
          </draw:image>
        </draw:frame>
        <draw:frame draw:style-name="gr4" draw:text-style-name="P1" draw:layer="layout" svg:width="0.455cm" svg:height="0.301cm" svg:x="1.252cm" svg:y="1.044cm">
          <draw:image xlink:href="Pictures/2000000100000146000000D81E6D9209.svm" xlink:type="simple" xlink:show="embed" xlink:actuate="onLoad">
            <text:p/>
          </draw:image>
        </draw:frame>
        <draw:frame draw:style-name="gr5" draw:text-style-name="P1" draw:layer="layout" svg:width="0.407cm" svg:height="0.301cm" svg:x="3.753cm" svg:y="1.561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1.525cm" svg:height="0.301cm" svg:x="5.388cm" svg:y="0.4cm">
          <draw:image xlink:href="Pictures/2000000100000442000000D8468E27D1.svm" xlink:type="simple" xlink:show="embed" xlink:actuate="onLoad">
            <text:p/>
          </draw:image>
        </draw:frame>
        <draw:frame draw:style-name="gr7" draw:text-style-name="P1" draw:layer="layout" svg:width="2.684cm" svg:height="0.301cm" svg:x="5.389cm" svg:y="0.838cm">
          <draw:image xlink:href="Pictures/200000010000077E000000D8DB81E46B.svm" xlink:type="simple" xlink:show="embed" xlink:actuate="onLoad">
            <text:p/>
          </draw:image>
        </draw:frame>
        <draw:frame draw:style-name="gr8" draw:text-style-name="P1" draw:layer="layout" svg:width="1.502cm" svg:height="0.301cm" svg:x="5.49cm" svg:y="2.916cm">
          <draw:image xlink:href="Pictures/2000000100000432000000D8B6879C45.svm" xlink:type="simple" xlink:show="embed" xlink:actuate="onLoad">
            <text:p/>
          </draw:image>
        </draw:frame>
        <draw:frame draw:style-name="gr9" draw:text-style-name="P1" draw:layer="layout" svg:width="2.689cm" svg:height="0.301cm" svg:x="5.432cm" svg:y="1.276cm">
          <draw:image xlink:href="Pictures/2000000100000782000000D8E593834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9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17T17:19:21</dc:date>
    <dc:creator>kkk </dc:creator>
    <meta:editing-duration>PT8M5S</meta:editing-duration>
    <meta:editing-cycles>3</meta:editing-cycles>
    <meta:generator>LibreOffice/3.3$Linux LibreOffice_project/330m19$Build-401</meta:generator>
    <meta:document-statistic meta:object-count="9"/>
  </office:meta>
</office:document-meta>
</file>